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8297" officeooo:paragraph-rsid="000982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ng a static file</text:p>
      <text:p text:style-name="Standard"/>
      <text:p text:style-name="Standard">First create a new nodejs project</text:p>
      <text:p text:style-name="Standard">Add dependencies: express (don't forget --save option!)</text:p>
      <text:p text:style-name="Standard">Download the assets folder from here and place it under your project</text:p>
      <text:p text:style-name="Standard"><text:tab/>move the index.html out to the main folder</text:p>
      <text:p text:style-name="Standard">Create a route for getting /</text:p>
      <text:p text:style-name="Standard"><text:tab/>render the static index.html here:</text:p>
      <text:p text:style-name="Standard"/>
      <text:p text:style-name="Standard">res.sendFile(__dirname + '/index.html');</text:p>
      <text:p text:style-name="Standard"/>
      <text:p text:style-name="Standard">Add serving static assets to serve your assets folder</text:p>
      <text:p text:style-name="Standard">Try to run your app and check the index page!</text:p>
      <text:p text:style-name="Standard"/>
      <text:p text:style-name="Standard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11:07.253000000</meta:creation-date>
    <dc:date>2019-02-27T22:15:25.334000000</dc:date>
    <meta:editing-duration>PT4M18S</meta:editing-duration>
    <meta:editing-cycles>1</meta:editing-cycles>
    <meta:document-statistic meta:table-count="0" meta:image-count="0" meta:object-count="0" meta:page-count="1" meta:paragraph-count="11" meta:word-count="72" meta:character-count="422" meta:non-whitespace-character-count="360"/>
    <meta:generator>LibreOffice/6.1.4.2$Windows_X86_64 LibreOffice_project/9d0f32d1f0b509096fd65e0d4bec26ddd1938fd3</meta:generator>
  </office:meta>
</office:document-meta>
</file>